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5" table:default-cell-style-name="Default"/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office:value-type="float" office:value="0.49" calcext:value-type="float">
            <text:p>0.49</text:p>
          </table:table-cell>
          <table:table-cell office:value-type="float" office:value="0.48" calcext:value-type="float">
            <text:p>0.48</text:p>
          </table:table-cell>
          <table:table-cell office:value-type="float" office:value="0.29" calcext:value-type="float">
            <text:p>0.29</text:p>
          </table:table-cell>
          <table:table-cell office:value-type="float" office:value="0.16" calcext:value-type="float">
            <text:p>0.16</text:p>
          </table:table-cell>
          <table:table-cell table:number-columns-repeated="2" office:value-type="float" office:value="0.05" calcext:value-type="float">
            <text:p>0.05</text:p>
          </table:table-cell>
          <table:table-cell table:number-columns-repeated="2"/>
          <table:table-cell office:value-type="float" office:value="0.3" calcext:value-type="float">
            <text:p>0.3</text:p>
          </table:table-cell>
          <table:table-cell office:value-type="float" office:value="0.33" calcext:value-type="float">
            <text:p>0.33</text:p>
          </table:table-cell>
          <table:table-cell office:value-type="float" office:value="0.21" calcext:value-type="float">
            <text:p>0.21</text:p>
          </table:table-cell>
          <table:table-cell office:value-type="float" office:value="0.11" calcext:value-type="float">
            <text:p>0.11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45" calcext:value-type="float">
            <text:p>0.45</text:p>
          </table:table-cell>
          <table:table-cell office:value-type="float" office:value="0.3" calcext:value-type="float">
            <text:p>0.3</text:p>
          </table:table-cell>
          <table:table-cell office:value-type="float" office:value="0.28" calcext:value-type="float">
            <text:p>0.28</text:p>
          </table:table-cell>
          <table:table-cell office:value-type="float" office:value="0.17" calcext:value-type="float">
            <text:p>0.17</text:p>
          </table:table-cell>
          <table:table-cell office:value-type="float" office:value="0.16" calcext:value-type="float">
            <text:p>0.1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45" calcext:value-type="float">
            <text:p>0.45</text:p>
          </table:table-cell>
          <table:table-cell office:value-type="float" office:value="0.3" calcext:value-type="float">
            <text:p>0.3</text:p>
          </table:table-cell>
          <table:table-cell office:value-type="float" office:value="0.43" calcext:value-type="float">
            <text:p>0.43</text:p>
          </table:table-cell>
          <table:table-cell office:value-type="float" office:value="0.3" calcext:value-type="float">
            <text:p>0.3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.13</text:p>
          </table:table-cell>
          <table:table-cell office:value-type="float" office:value="0.18" calcext:value-type="float">
            <text:p>0.18</text:p>
          </table:table-cell>
          <table:table-cell office:value-type="float" office:value="0.25" calcext:value-type="float">
            <text:p>0.25</text:p>
          </table:table-cell>
          <table:table-cell office:value-type="float" office:value="0.11" calcext:value-type="float">
            <text:p>0.11</text:p>
          </table:table-cell>
          <table:table-cell office:value-type="float" office:value="0.17" calcext:value-type="float">
            <text:p>0.1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0.19" calcext:value-type="float">
            <text:p>0.19</text:p>
          </table:table-cell>
          <table:table-cell office:value-type="float" office:value="0.2" calcext:value-type="float">
            <text:p>0.2</text:p>
          </table:table-cell>
          <table:table-cell office:value-type="float" office:value="0.14" calcext:value-type="float">
            <text:p>0.14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/>
          <table:table-cell office:value-type="float" office:value="0.22" calcext:value-type="float">
            <text:p>0.22</text:p>
          </table:table-cell>
          <table:table-cell office:value-type="float" office:value="0.19" calcext:value-type="float">
            <text:p>0.1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office:value-type="float" office:value="0.09" calcext:value-type="float">
            <text:p>0.09</text:p>
          </table:table-cell>
          <table:table-cell office:value-type="float" office:value="0.32" calcext:value-type="float">
            <text:p>0.32</text:p>
          </table:table-cell>
          <table:table-cell office:value-type="float" office:value="0.11" calcext:value-type="float">
            <text:p>0.11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1" calcext:value-type="float">
            <text:p>0.1</text:p>
          </table:table-cell>
        </table:table-row>
        <table:table-row table:style-name="ro1">
          <table:table-cell/>
          <table:table-cell office:value-type="float" office:value="0.12" calcext:value-type="float">
            <text:p>0.12</text:p>
          </table:table-cell>
          <table:table-cell office:value-type="float" office:value="0.2" calcext:value-type="float">
            <text:p>0.2</text:p>
          </table:table-cell>
          <table:table-cell office:value-type="float" office:value="0.14" calcext:value-type="float">
            <text:p>0.14</text:p>
          </table:table-cell>
          <table:table-cell office:value-type="float" office:value="0.08" calcext:value-type="float">
            <text:p>0.08</text:p>
          </table:table-cell>
          <table:table-cell office:value-type="float" office:value="0.03" calcext:value-type="float">
            <text:p>0.03</text:p>
          </table:table-cell>
          <table:table-cell office:value-type="float" office:value="0.06" calcext:value-type="float">
            <text:p>0.06</text:p>
          </table:table-cell>
          <table:table-cell table:number-columns-repeated="2"/>
          <table:table-cell office:value-type="float" office:value="0.43" calcext:value-type="float">
            <text:p>0.43</text:p>
          </table:table-cell>
          <table:table-cell office:value-type="float" office:value="0.65" calcext:value-type="float">
            <text:p>0.65</text:p>
          </table:table-cell>
          <table:table-cell office:value-type="float" office:value="0.44" calcext:value-type="float">
            <text:p>0.44</text:p>
          </table:table-cell>
          <table:table-cell office:value-type="float" office:value="0.25" calcext:value-type="float">
            <text:p>0.25</text:p>
          </table:table-cell>
          <table:table-cell office:value-type="float" office:value="0.17" calcext:value-type="float">
            <text:p>0.17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/>
          <table:table-cell office:value-type="float" office:value="0.27" calcext:value-type="float">
            <text:p>0.27</text:p>
          </table:table-cell>
          <table:table-cell office:value-type="float" office:value="0.24" calcext:value-type="float">
            <text:p>0.24</text:p>
          </table:table-cell>
          <table:table-cell office:value-type="float" office:value="0.27" calcext:value-type="float">
            <text:p>0.27</text:p>
          </table:table-cell>
          <table:table-cell office:value-type="float" office:value="0.17" calcext:value-type="float">
            <text:p>0.17</text:p>
          </table:table-cell>
          <table:table-cell office:value-type="float" office:value="0.14" calcext:value-type="float">
            <text:p>0.14</text:p>
          </table:table-cell>
          <table:table-cell office:value-type="float" office:value="0.12" calcext:value-type="float">
            <text:p>0.12</text:p>
          </table:table-cell>
          <table:table-cell table:number-columns-repeated="2"/>
          <table:table-cell office:value-type="float" office:value="0.42" calcext:value-type="float">
            <text:p>0.42</text:p>
          </table:table-cell>
          <table:table-cell office:value-type="float" office:value="0.33" calcext:value-type="float">
            <text:p>0.33</text:p>
          </table:table-cell>
          <table:table-cell office:value-type="float" office:value="0.36" calcext:value-type="float">
            <text:p>0.36</text:p>
          </table:table-cell>
          <table:table-cell office:value-type="float" office:value="0.34" calcext:value-type="float">
            <text:p>0.34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/>
          <table:table-cell table:number-columns-repeated="2" office:value-type="float" office:value="0.24" calcext:value-type="float">
            <text:p>0.24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33" calcext:value-type="float">
            <text:p>0.33</text:p>
          </table:table-cell>
          <table:table-cell office:value-type="float" office:value="0.28" calcext:value-type="float">
            <text:p>0.28</text:p>
          </table:table-cell>
          <table:table-cell table:number-columns-repeated="2"/>
          <table:table-cell office:value-type="float" office:value="0.52" calcext:value-type="float">
            <text:p>0.52</text:p>
          </table:table-cell>
          <table:table-cell office:value-type="float" office:value="0.51" calcext:value-type="float">
            <text:p>0.51</text:p>
          </table:table-cell>
          <table:table-cell office:value-type="float" office:value="0.45" calcext:value-type="float">
            <text:p>0.45</text:p>
          </table:table-cell>
          <table:table-cell office:value-type="float" office:value="0.41" calcext:value-type="float">
            <text:p>0.41</text:p>
          </table:table-cell>
          <table:table-cell office:value-type="float" office:value="0.4" calcext:value-type="float">
            <text:p>0.4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/>
          <table:table-cell office:value-type="float" office:value="0.54" calcext:value-type="float">
            <text:p>0.54</text:p>
          </table:table-cell>
          <table:table-cell office:value-type="float" office:value="0.51" calcext:value-type="float">
            <text:p>0.51</text:p>
          </table:table-cell>
          <table:table-cell office:value-type="float" office:value="0.34" calcext:value-type="float">
            <text:p>0.34</text:p>
          </table:table-cell>
          <table:table-cell office:value-type="float" office:value="0.25" calcext:value-type="float">
            <text:p>0.25</text:p>
          </table:table-cell>
          <table:table-cell office:value-type="float" office:value="0.28" calcext:value-type="float">
            <text:p>0.28</text:p>
          </table:table-cell>
          <table:table-cell office:value-type="float" office:value="0.17" calcext:value-type="float">
            <text:p>0.17</text:p>
          </table:table-cell>
          <table:table-cell table:number-columns-repeated="2"/>
          <table:table-cell office:value-type="float" office:value="0.56" calcext:value-type="float">
            <text:p>0.56</text:p>
          </table:table-cell>
          <table:table-cell office:value-type="float" office:value="0.47" calcext:value-type="float">
            <text:p>0.47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0.26" calcext:value-type="float">
            <text:p>0.26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/>
          <table:table-cell office:value-type="float" office:value="0.4" calcext:value-type="float">
            <text:p>0.4</text:p>
          </table:table-cell>
          <table:table-cell office:value-type="float" office:value="0.37" calcext:value-type="float">
            <text:p>0.37</text:p>
          </table:table-cell>
          <table:table-cell office:value-type="float" office:value="0.46" calcext:value-type="float">
            <text:p>0.46</text:p>
          </table:table-cell>
          <table:table-cell office:value-type="float" office:value="0.35" calcext:value-type="float">
            <text:p>0.35</text:p>
          </table:table-cell>
          <table:table-cell office:value-type="float" office:value="0.3" calcext:value-type="float">
            <text:p>0.3</text:p>
          </table:table-cell>
          <table:table-cell office:value-type="float" office:value="0.03" calcext:value-type="float">
            <text:p>0.03</text:p>
          </table:table-cell>
          <table:table-cell table:number-columns-repeated="2"/>
          <table:table-cell office:value-type="float" office:value="0.42" calcext:value-type="float">
            <text:p>0.42</text:p>
          </table:table-cell>
          <table:table-cell office:value-type="float" office:value="0.4" calcext:value-type="float">
            <text:p>0.4</text:p>
          </table:table-cell>
          <table:table-cell office:value-type="float" office:value="0.55" calcext:value-type="float">
            <text:p>0.55</text:p>
          </table:table-cell>
          <table:table-cell office:value-type="float" office:value="0.35" calcext:value-type="float">
            <text:p>0.35</text:p>
          </table:table-cell>
          <table:table-cell office:value-type="float" office:value="0.32" calcext:value-type="float">
            <text:p>0.32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.11" calcext:value-type="float">
            <text:p>0.11</text:p>
          </table:table-cell>
          <table:table-cell office:value-type="float" office:value="0.04" calcext:value-type="float">
            <text:p>0.04</text:p>
          </table:table-cell>
          <table:table-cell table:number-columns-repeated="2"/>
          <table:table-cell office:value-type="float" office:value="0.11" calcext:value-type="float">
            <text:p>0.11</text:p>
          </table:table-cell>
          <table:table-cell office:value-type="float" office:value="0.04" calcext:value-type="float">
            <text:p>0.04</text:p>
          </table:table-cell>
          <table:table-cell office:value-type="float" office:value="0.06" calcext:value-type="float">
            <text:p>0.06</text:p>
          </table:table-cell>
          <table:table-cell office:value-type="float" office:value="0.08" calcext:value-type="float">
            <text:p>0.08</text:p>
          </table:table-cell>
          <table:table-cell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/>
          <table:table-cell table:number-columns-repeated="2" office:value-type="float" office:value="0.09" calcext:value-type="float">
            <text:p>0.09</text:p>
          </table:table-cell>
          <table:table-cell office:value-type="float" office:value="0.22" calcext:value-type="float">
            <text:p>0.22</text:p>
          </table:table-cell>
          <table:table-cell office:value-type="float" office:value="0.09" calcext:value-type="float">
            <text:p>0.09</text:p>
          </table:table-cell>
          <table:table-cell office:value-type="float" office:value="0.08" calcext:value-type="float">
            <text:p>0.08</text:p>
          </table:table-cell>
          <table:table-cell office:value-type="float" office:value="0.12" calcext:value-type="float">
            <text:p>0.12</text:p>
          </table:table-cell>
          <table:table-cell table:number-columns-repeated="2"/>
          <table:table-cell office:value-type="float" office:value="0.46" calcext:value-type="float">
            <text:p>0.46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 office:value-type="float" office:value="0.28" calcext:value-type="float">
            <text:p>0.28</text:p>
          </table:table-cell>
          <table:table-cell office:value-type="float" office:value="0.24" calcext:value-type="float">
            <text:p>0.24</text:p>
          </table:table-cell>
          <table:table-cell office:value-type="float" office:value="0.16" calcext:value-type="float">
            <text:p>0.16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float" office:value="0.216666666666667" calcext:value-type="float">
            <text:p>0.2166666667</text:p>
          </table:table-cell>
          <table:table-cell office:value-type="float" office:value="0.222222222222222" calcext:value-type="float">
            <text:p>0.2222222222</text:p>
          </table:table-cell>
          <table:table-cell office:value-type="float" office:value="0.227777777777778" calcext:value-type="float">
            <text:p>0.2277777778</text:p>
          </table:table-cell>
          <table:table-cell office:value-type="float" office:value="0.222222222222222" calcext:value-type="float">
            <text:p>0.2222222222</text:p>
          </table:table-cell>
          <table:table-cell office:value-type="float" office:value="0.255555555555556" calcext:value-type="float">
            <text:p>0.2555555556</text:p>
          </table:table-cell>
          <table:table-cell office:value-type="float" office:value="0.188888888888889" calcext:value-type="float">
            <text:p>0.1888888889</text:p>
          </table:table-cell>
          <table:table-cell table:number-columns-repeated="2"/>
          <table:table-cell office:value-type="float" office:value="0.0888888888888889" calcext:value-type="float">
            <text:p>0.0888888889</text:p>
          </table:table-cell>
          <table:table-cell office:value-type="float" office:value="0.1" calcext:value-type="float">
            <text:p>0.1</text:p>
          </table:table-cell>
          <table:table-cell office:value-type="float" office:value="0.0888888888888889" calcext:value-type="float">
            <text:p>0.0888888889</text:p>
          </table:table-cell>
          <table:table-cell office:value-type="float" office:value="0.0666666666666667" calcext:value-type="float">
            <text:p>0.0666666667</text:p>
          </table:table-cell>
          <table:table-cell office:value-type="float" office:value="0.0611111111111111" calcext:value-type="float">
            <text:p>0.0611111111</text:p>
          </table:table-cell>
          <table:table-cell office:value-type="float" office:value="0.0833333333333333" calcext:value-type="float">
            <text:p>0.0833333333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0166666666666667" calcext:value-type="float">
            <text:p>0.0166666667</text:p>
          </table:table-cell>
          <table:table-cell office:value-type="float" office:value="0.0888888888888889" calcext:value-type="float">
            <text:p>0.0888888889</text:p>
          </table:table-cell>
          <table:table-cell office:value-type="float" office:value="0.0722222222222222" calcext:value-type="float">
            <text:p>0.0722222222</text:p>
          </table:table-cell>
          <table:table-cell office:value-type="float" office:value="0.183333333333333" calcext:value-type="float">
            <text:p>0.1833333333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0.0277777777777778" calcext:value-type="float">
            <text:p>0.0277777778</text:p>
          </table:table-cell>
          <table:table-cell office:value-type="float" office:value="0.144444444444444" calcext:value-type="float">
            <text:p>0.1444444444</text:p>
          </table:table-cell>
          <table:table-cell office:value-type="float" office:value="0.161111111111111" calcext:value-type="float">
            <text:p>0.1611111111</text:p>
          </table:table-cell>
          <table:table-cell office:value-type="float" office:value="0.216666666666667" calcext:value-type="float">
            <text:p>0.216666666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355555555555556" calcext:value-type="float">
            <text:p>0.3555555556</text:p>
          </table:table-cell>
          <table:table-cell office:value-type="float" office:value="0.45" calcext:value-type="float">
            <text:p>0.45</text:p>
          </table:table-cell>
          <table:table-cell office:value-type="float" office:value="0.233333333333333" calcext:value-type="float">
            <text:p>0.2333333333</text:p>
          </table:table-cell>
          <table:table-cell office:value-type="float" office:value="0.0388888888888889" calcext:value-type="float">
            <text:p>0.0388888889</text:p>
          </table:table-cell>
          <table:table-cell office:value-type="float" office:value="0.0833333333333333" calcext:value-type="float">
            <text:p>0.08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377777777777778" calcext:value-type="float">
            <text:p>0.3777777778</text:p>
          </table:table-cell>
          <table:table-cell office:value-type="float" office:value="0.383333333333333" calcext:value-type="float">
            <text:p>0.3833333333</text:p>
          </table:table-cell>
          <table:table-cell office:value-type="float" office:value="0.15" calcext:value-type="float">
            <text:p>0.15</text:p>
          </table:table-cell>
          <table:table-cell office:value-type="float" office:value="0.111111111111111" calcext:value-type="float">
            <text:p>0.1111111111</text:p>
          </table:table-cell>
          <table:table-cell office:value-type="float" office:value="0.188888888888889" calcext:value-type="float">
            <text:p>0.1888888889</text:p>
          </table:table-cell>
        </table:table-row>
        <table:table-row table:style-name="ro1">
          <table:table-cell/>
          <table:table-cell office:value-type="float" office:value="0.0777777777777778" calcext:value-type="float">
            <text:p>0.0777777778</text:p>
          </table:table-cell>
          <table:table-cell office:value-type="float" office:value="0.0166666666666667" calcext:value-type="float">
            <text:p>0.016666666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office:value-type="float" office:value="0.0222222222222222" calcext:value-type="float">
            <text:p>0.0222222222</text:p>
          </table:table-cell>
          <table:table-cell office:value-type="float" office:value="0.572222222222222" calcext:value-type="float">
            <text:p>0.5722222222</text:p>
          </table:table-cell>
          <table:table-cell office:value-type="float" office:value="0.45" calcext:value-type="float">
            <text:p>0.45</text:p>
          </table:table-cell>
          <table:table-cell office:value-type="float" office:value="0.338888888888889" calcext:value-type="float">
            <text:p>0.3388888889</text:p>
          </table:table-cell>
          <table:table-cell office:value-type="float" office:value="0.227777777777778" calcext:value-type="float">
            <text:p>0.2277777778</text:p>
          </table:table-cell>
          <table:table-cell office:value-type="float" office:value="0.205555555555556" calcext:value-type="float">
            <text:p>0.2055555556</text:p>
          </table:table-cell>
        </table:table-row>
        <table:table-row table:style-name="ro1">
          <table:table-cell/>
          <table:table-cell office:value-type="float" office:value="0.0388888888888889" calcext:value-type="float">
            <text:p>0.0388888889</text:p>
          </table:table-cell>
          <table:table-cell office:value-type="float" office:value="0.294444444444444" calcext:value-type="float">
            <text:p>0.2944444444</text:p>
          </table:table-cell>
          <table:table-cell office:value-type="float" office:value="0.116666666666667" calcext:value-type="float">
            <text:p>0.1166666667</text:p>
          </table:table-cell>
          <table:table-cell office:value-type="float" office:value="0.0664206642066421" calcext:value-type="float">
            <text:p>0.0664206642</text:p>
          </table:table-cell>
          <table:table-cell office:value-type="float" office:value="0.0166666666666667" calcext:value-type="float">
            <text:p>0.016666666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372222222222222" calcext:value-type="float">
            <text:p>0.3722222222</text:p>
          </table:table-cell>
          <table:table-cell office:value-type="float" office:value="0.505555555555556" calcext:value-type="float">
            <text:p>0.5055555556</text:p>
          </table:table-cell>
          <table:table-cell office:value-type="float" office:value="0.322222222222222" calcext:value-type="float">
            <text:p>0.3222222222</text:p>
          </table:table-cell>
          <table:table-cell office:value-type="float" office:value="0.153136531365314" calcext:value-type="float">
            <text:p>0.1531365314</text:p>
          </table:table-cell>
          <table:table-cell office:value-type="float" office:value="0.194444444444444" calcext:value-type="float">
            <text:p>0.1944444444</text:p>
          </table:table-cell>
          <table:table-cell office:value-type="float" office:value="0.105555555555556" calcext:value-type="float">
            <text:p>0.1055555556</text:p>
          </table:table-cell>
        </table:table-row>
        <table:table-row table:style-name="ro1">
          <table:table-cell/>
          <table:table-cell office:value-type="float" office:value="0.388888888888889" calcext:value-type="float">
            <text:p>0.3888888889</text:p>
          </table:table-cell>
          <table:table-cell office:value-type="float" office:value="0.466666666666667" calcext:value-type="float">
            <text:p>0.4666666667</text:p>
          </table:table-cell>
          <table:table-cell office:value-type="float" office:value="0.305555555555556" calcext:value-type="float">
            <text:p>0.3055555556</text:p>
          </table:table-cell>
          <table:table-cell office:value-type="float" office:value="0.311111111111111" calcext:value-type="float">
            <text:p>0.3111111111</text:p>
          </table:table-cell>
          <table:table-cell office:value-type="float" office:value="0.394444444444444" calcext:value-type="float">
            <text:p>0.3944444444</text:p>
          </table:table-cell>
          <table:table-cell office:value-type="float" office:value="0.294444444444444" calcext:value-type="float">
            <text:p>0.2944444444</text:p>
          </table:table-cell>
          <table:table-cell table:number-columns-repeated="2"/>
          <table:table-cell office:value-type="float" office:value="0.288888888888889" calcext:value-type="float">
            <text:p>0.2888888889</text:p>
          </table:table-cell>
          <table:table-cell office:value-type="float" office:value="0.316666666666667" calcext:value-type="float">
            <text:p>0.3166666667</text:p>
          </table:table-cell>
          <table:table-cell office:value-type="float" office:value="0.266666666666667" calcext:value-type="float">
            <text:p>0.2666666667</text:p>
          </table:table-cell>
          <table:table-cell office:value-type="float" office:value="0.316666666666667" calcext:value-type="float">
            <text:p>0.3166666667</text:p>
          </table:table-cell>
          <table:table-cell office:value-type="float" office:value="0.277777777777778" calcext:value-type="float">
            <text:p>0.2777777778</text:p>
          </table:table-cell>
          <table:table-cell office:value-type="float" office:value="0.238888888888889" calcext:value-type="float">
            <text:p>0.2388888889</text:p>
          </table:table-cell>
        </table:table-row>
        <table:table-row table:style-name="ro1">
          <table:table-cell/>
          <table:table-cell table:number-columns-repeated="2" office:value-type="float" office:value="0.172222222222222" calcext:value-type="float">
            <text:p>0.1722222222</text:p>
          </table:table-cell>
          <table:table-cell office:value-type="float" office:value="0.216666666666667" calcext:value-type="float">
            <text:p>0.2166666667</text:p>
          </table:table-cell>
          <table:table-cell table:number-columns-repeated="2" office:value-type="float" office:value="0.138888888888889" calcext:value-type="float">
            <text:p>0.1388888889</text:p>
          </table:table-cell>
          <table:table-cell office:value-type="float" office:value="0.238888888888889" calcext:value-type="float">
            <text:p>0.2388888889</text:p>
          </table:table-cell>
          <table:table-cell table:number-columns-repeated="2"/>
          <table:table-cell office:value-type="float" office:value="0.35" calcext:value-type="float">
            <text:p>0.35</text:p>
          </table:table-cell>
          <table:table-cell office:value-type="float" office:value="0.283333333333333" calcext:value-type="float">
            <text:p>0.2833333333</text:p>
          </table:table-cell>
          <table:table-cell office:value-type="float" office:value="0.272222222222222" calcext:value-type="float">
            <text:p>0.2722222222</text:p>
          </table:table-cell>
          <table:table-cell office:value-type="float" office:value="0.172222222222222" calcext:value-type="float">
            <text:p>0.1722222222</text:p>
          </table:table-cell>
          <table:table-cell office:value-type="float" office:value="0.116666666666667" calcext:value-type="float">
            <text:p>0.1166666667</text:p>
          </table:table-cell>
          <table:table-cell office:value-type="float" office:value="0.166666666666667" calcext:value-type="float">
            <text:p>0.1666666667</text:p>
          </table:table-cell>
        </table:table-row>
        <table:table-row table:style-name="ro1">
          <table:table-cell/>
          <table:table-cell office:value-type="float" office:value="0.688888888888889" calcext:value-type="float">
            <text:p>0.6888888889</text:p>
          </table:table-cell>
          <table:table-cell office:value-type="float" office:value="0.661111111111111" calcext:value-type="float">
            <text:p>0.6611111111</text:p>
          </table:table-cell>
          <table:table-cell office:value-type="float" office:value="0.566666666666667" calcext:value-type="float">
            <text:p>0.5666666667</text:p>
          </table:table-cell>
          <table:table-cell office:value-type="float" office:value="0.105555555555556" calcext:value-type="float">
            <text:p>0.1055555556</text:p>
          </table:table-cell>
          <table:table-cell office:value-type="float" office:value="0.0166666666666667" calcext:value-type="float">
            <text:p>0.0166666667</text:p>
          </table:table-cell>
          <table:table-cell office:value-type="float" office:value="0.0388888888888889" calcext:value-type="float">
            <text:p>0.0388888889</text:p>
          </table:table-cell>
          <table:table-cell table:number-columns-repeated="2"/>
          <table:table-cell office:value-type="float" office:value="0.711111111111111" calcext:value-type="float">
            <text:p>0.7111111111</text:p>
          </table:table-cell>
          <table:table-cell office:value-type="float" office:value="0.688888888888889" calcext:value-type="float">
            <text:p>0.6888888889</text:p>
          </table:table-cell>
          <table:table-cell office:value-type="float" office:value="0.677777777777778" calcext:value-type="float">
            <text:p>0.6777777778</text:p>
          </table:table-cell>
          <table:table-cell office:value-type="float" office:value="0.105555555555556" calcext:value-type="float">
            <text:p>0.1055555556</text:p>
          </table:table-cell>
          <table:table-cell office:value-type="float" office:value="0.0444444444444444" calcext:value-type="float">
            <text:p>0.0444444444</text:p>
          </table:table-cell>
          <table:table-cell office:value-type="float" office:value="0.0722222222222222" calcext:value-type="float">
            <text:p>0.0722222222</text:p>
          </table:table-cell>
        </table:table-row>
        <table:table-row table:style-name="ro1">
          <table:table-cell/>
          <table:table-cell office:value-type="float" office:value="0.655555555555556" calcext:value-type="float">
            <text:p>0.6555555556</text:p>
          </table:table-cell>
          <table:table-cell office:value-type="float" office:value="0.766666666666667" calcext:value-type="float">
            <text:p>0.7666666667</text:p>
          </table:table-cell>
          <table:table-cell office:value-type="float" office:value="0.405555555555556" calcext:value-type="float">
            <text:p>0.4055555556</text:p>
          </table:table-cell>
          <table:table-cell office:value-type="float" office:value="0.144444444444444" calcext:value-type="float">
            <text:p>0.1444444444</text:p>
          </table:table-cell>
          <table:table-cell office:value-type="float" office:value="0.0444444444444444" calcext:value-type="float">
            <text:p>0.0444444444</text:p>
          </table:table-cell>
          <table:table-cell office:value-type="float" office:value="0.044280442804428" calcext:value-type="float">
            <text:p>0.0442804428</text:p>
          </table:table-cell>
          <table:table-cell table:number-columns-repeated="2"/>
          <table:table-cell office:value-type="float" office:value="0.722222222222222" calcext:value-type="float">
            <text:p>0.7222222222</text:p>
          </table:table-cell>
          <table:table-cell office:value-type="float" office:value="0.827777777777778" calcext:value-type="float">
            <text:p>0.8277777778</text:p>
          </table:table-cell>
          <table:table-cell office:value-type="float" office:value="0.366666666666667" calcext:value-type="float">
            <text:p>0.3666666667</text:p>
          </table:table-cell>
          <table:table-cell office:value-type="float" office:value="0.116666666666667" calcext:value-type="float">
            <text:p>0.1166666667</text:p>
          </table:table-cell>
          <table:table-cell office:value-type="float" office:value="0.161111111111111" calcext:value-type="float">
            <text:p>0.1611111111</text:p>
          </table:table-cell>
          <table:table-cell office:value-type="float" office:value="0.044280442804428" calcext:value-type="float">
            <text:p>0.0442804428</text:p>
          </table:table-cell>
        </table:table-row>
        <table:table-row table:style-name="ro1">
          <table:table-cell/>
          <table:table-cell office:value-type="float" office:value="0.777777777777778" calcext:value-type="float">
            <text:p>0.7777777778</text:p>
          </table:table-cell>
          <table:table-cell office:value-type="float" office:value="0.711111111111111" calcext:value-type="float">
            <text:p>0.7111111111</text:p>
          </table:table-cell>
          <table:table-cell office:value-type="float" office:value="0.522222222222222" calcext:value-type="float">
            <text:p>0.5222222222</text:p>
          </table:table-cell>
          <table:table-cell office:value-type="float" office:value="0.0833333333333333" calcext:value-type="float">
            <text:p>0.0833333333</text:p>
          </table:table-cell>
          <table:table-cell office:value-type="float" office:value="0.05" calcext:value-type="float">
            <text:p>0.05</text:p>
          </table:table-cell>
          <table:table-cell office:value-type="float" office:value="0.0571955719557196" calcext:value-type="float">
            <text:p>0.057195572</text:p>
          </table:table-cell>
          <table:table-cell table:number-columns-repeated="2"/>
          <table:table-cell office:value-type="float" office:value="0.677777777777778" calcext:value-type="float">
            <text:p>0.6777777778</text:p>
          </table:table-cell>
          <table:table-cell office:value-type="float" office:value="0.672222222222222" calcext:value-type="float">
            <text:p>0.6722222222</text:p>
          </table:table-cell>
          <table:table-cell office:value-type="float" office:value="0.533333333333333" calcext:value-type="float">
            <text:p>0.5333333333</text:p>
          </table:table-cell>
          <table:table-cell office:value-type="float" office:value="0.111111111111111" calcext:value-type="float">
            <text:p>0.1111111111</text:p>
          </table:table-cell>
          <table:table-cell office:value-type="float" office:value="0.05" calcext:value-type="float">
            <text:p>0.05</text:p>
          </table:table-cell>
          <table:table-cell office:value-type="float" office:value="0.0553505535055351" calcext:value-type="float">
            <text:p>0.0553505535</text:p>
          </table:table-cell>
        </table:table-row>
        <table:table-row table:style-name="ro1">
          <table:table-cell/>
          <table:table-cell office:value-type="float" office:value="0.283333333333333" calcext:value-type="float">
            <text:p>0.2833333333</text:p>
          </table:table-cell>
          <table:table-cell office:value-type="float" office:value="0.3" calcext:value-type="float">
            <text:p>0.3</text:p>
          </table:table-cell>
          <table:table-cell office:value-type="float" office:value="0.255555555555556" calcext:value-type="float">
            <text:p>0.2555555556</text:p>
          </table:table-cell>
          <table:table-cell office:value-type="float" office:value="0.344444444444444" calcext:value-type="float">
            <text:p>0.3444444444</text:p>
          </table:table-cell>
          <table:table-cell office:value-type="float" office:value="0.3" calcext:value-type="float">
            <text:p>0.3</text:p>
          </table:table-cell>
          <table:table-cell office:value-type="float" office:value="0.316666666666667" calcext:value-type="float">
            <text:p>0.3166666667</text:p>
          </table:table-cell>
          <table:table-cell table:number-columns-repeated="2"/>
          <table:table-cell office:value-type="float" office:value="0.377777777777778" calcext:value-type="float">
            <text:p>0.3777777778</text:p>
          </table:table-cell>
          <table:table-cell office:value-type="float" office:value="0.405555555555556" calcext:value-type="float">
            <text:p>0.4055555556</text:p>
          </table:table-cell>
          <table:table-cell office:value-type="float" office:value="0.438888888888889" calcext:value-type="float">
            <text:p>0.4388888889</text:p>
          </table:table-cell>
          <table:table-cell office:value-type="float" office:value="0.227777777777778" calcext:value-type="float">
            <text:p>0.2277777778</text:p>
          </table:table-cell>
          <table:table-cell office:value-type="float" office:value="0.205555555555556" calcext:value-type="float">
            <text:p>0.2055555556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float" office:value="0.0927601809954751" calcext:value-type="float">
            <text:p>0.092760181</text:p>
          </table:table-cell>
          <table:table-cell office:value-type="float" office:value="0.0904977375565611" calcext:value-type="float">
            <text:p>0.0904977376</text:p>
          </table:table-cell>
          <table:table-cell office:value-type="float" office:value="0.0723981900452489" calcext:value-type="float">
            <text:p>0.07239819</text:p>
          </table:table-cell>
          <table:table-cell office:value-type="float" office:value="0.0542986425339367" calcext:value-type="float">
            <text:p>0.0542986425</text:p>
          </table:table-cell>
          <table:table-cell office:value-type="float" office:value="0.0723981900452489" calcext:value-type="float">
            <text:p>0.07239819</text:p>
          </table:table-cell>
          <table:table-cell office:value-type="float" office:value="0.0972850678733032" calcext:value-type="float">
            <text:p>0.0972850679</text:p>
          </table:table-cell>
          <table:table-cell table:number-columns-repeated="2"/>
          <table:table-cell office:value-type="float" office:value="0.133484162895928" calcext:value-type="float">
            <text:p>0.1334841629</text:p>
          </table:table-cell>
          <table:table-cell office:value-type="float" office:value="0.131221719457014" calcext:value-type="float">
            <text:p>0.1312217195</text:p>
          </table:table-cell>
          <table:table-cell office:value-type="float" office:value="0.110859728506787" calcext:value-type="float">
            <text:p>0.1108597285</text:p>
          </table:table-cell>
          <table:table-cell office:value-type="float" office:value="0.101809954751131" calcext:value-type="float">
            <text:p>0.1018099548</text:p>
          </table:table-cell>
          <table:table-cell office:value-type="float" office:value="0.124434389140272" calcext:value-type="float">
            <text:p>0.1244343891</text:p>
          </table:table-cell>
          <table:table-cell office:value-type="float" office:value="0.15158371040724" calcext:value-type="float">
            <text:p>0.151583710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67420814479638" calcext:value-type="float">
            <text:p>0.1674208145</text:p>
          </table:table-cell>
          <table:table-cell office:value-type="float" office:value="0.15158371040724" calcext:value-type="float">
            <text:p>0.1515837104</text:p>
          </table:table-cell>
          <table:table-cell office:value-type="float" office:value="0.221719457013575" calcext:value-type="float">
            <text:p>0.221719457</text:p>
          </table:table-cell>
          <table:table-cell office:value-type="float" office:value="0.199095022624434" calcext:value-type="float">
            <text:p>0.1990950226</text:p>
          </table:table-cell>
          <table:table-cell office:value-type="float" office:value="0.169683257918552" calcext:value-type="float">
            <text:p>0.169683257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260180995475113" calcext:value-type="float">
            <text:p>0.2601809955</text:p>
          </table:table-cell>
          <table:table-cell office:value-type="float" office:value="0.278280542986425" calcext:value-type="float">
            <text:p>0.278280543</text:p>
          </table:table-cell>
          <table:table-cell office:value-type="float" office:value="0.190045248868778" calcext:value-type="float">
            <text:p>0.1900452489</text:p>
          </table:table-cell>
          <table:table-cell office:value-type="float" office:value="0.158371040723982" calcext:value-type="float">
            <text:p>0.1583710407</text:p>
          </table:table-cell>
          <table:table-cell office:value-type="float" office:value="0.183257918552036" calcext:value-type="float">
            <text:p>0.183257918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0.158371040723982" calcext:value-type="float">
            <text:p>0.1583710407</text:p>
          </table:table-cell>
          <table:table-cell office:value-type="float" office:value="0.194570135746606" calcext:value-type="float">
            <text:p>0.1945701357</text:p>
          </table:table-cell>
          <table:table-cell office:value-type="float" office:value="0.0678733031674208" calcext:value-type="float">
            <text:p>0.0678733032</text:p>
          </table:table-cell>
          <table:table-cell office:value-type="float" office:value="0.0588235294117647" calcext:value-type="float">
            <text:p>0.058823529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149321266968326" calcext:value-type="float">
            <text:p>0.149321267</text:p>
          </table:table-cell>
          <table:table-cell office:value-type="float" office:value="0.1289592760181" calcext:value-type="float">
            <text:p>0.128959276</text:p>
          </table:table-cell>
          <table:table-cell office:value-type="float" office:value="0.135746606334842" calcext:value-type="float">
            <text:p>0.1357466063</text:p>
          </table:table-cell>
          <table:table-cell office:value-type="float" office:value="0.101809954751131" calcext:value-type="float">
            <text:p>0.1018099548</text:p>
          </table:table-cell>
          <table:table-cell office:value-type="float" office:value="0.081447963800905" calcext:value-type="float">
            <text:p>0.0814479638</text:p>
          </table:table-cell>
        </table:table-row>
        <table:table-row table:style-name="ro1">
          <table:table-cell/>
          <table:table-cell office:value-type="float" office:value="0.113122171945701" calcext:value-type="float">
            <text:p>0.1131221719</text:p>
          </table:table-cell>
          <table:table-cell office:value-type="float" office:value="0.0226244343891403" calcext:value-type="float">
            <text:p>0.0226244344</text:p>
          </table:table-cell>
          <table:table-cell office:value-type="float" office:value="0.0316742081447964" calcext:value-type="float">
            <text:p>0.0316742081</text:p>
          </table:table-cell>
          <table:table-cell office:value-type="float" office:value="0.0361990950226244" calcext:value-type="float">
            <text:p>0.036199095</text:p>
          </table:table-cell>
          <table:table-cell office:value-type="float" office:value="0.0158371040723982" calcext:value-type="float">
            <text:p>0.0158371041</text:p>
          </table:table-cell>
          <table:table-cell office:value-type="float" office:value="0.0113122171945701" calcext:value-type="float">
            <text:p>0.0113122172</text:p>
          </table:table-cell>
          <table:table-cell table:number-columns-repeated="2"/>
          <table:table-cell office:value-type="float" office:value="0.14027149321267" calcext:value-type="float">
            <text:p>0.1402714932</text:p>
          </table:table-cell>
          <table:table-cell office:value-type="float" office:value="0.183257918552036" calcext:value-type="float">
            <text:p>0.1832579186</text:p>
          </table:table-cell>
          <table:table-cell office:value-type="float" office:value="0.115384615384615" calcext:value-type="float">
            <text:p>0.1153846154</text:p>
          </table:table-cell>
          <table:table-cell office:value-type="float" office:value="0.0610859728506787" calcext:value-type="float">
            <text:p>0.0610859729</text:p>
          </table:table-cell>
          <table:table-cell office:value-type="float" office:value="0.0701357466063348" calcext:value-type="float">
            <text:p>0.0701357466</text:p>
          </table:table-cell>
          <table:table-cell office:value-type="float" office:value="0.0746606334841629" calcext:value-type="float">
            <text:p>0.0746606335</text:p>
          </table:table-cell>
        </table:table-row>
        <table:table-row table:style-name="ro1">
          <table:table-cell/>
          <table:table-cell office:value-type="float" office:value="0.0678733031674208" calcext:value-type="float">
            <text:p>0.0678733032</text:p>
          </table:table-cell>
          <table:table-cell office:value-type="float" office:value="0.0701357466063348" calcext:value-type="float">
            <text:p>0.0701357466</text:p>
          </table:table-cell>
          <table:table-cell office:value-type="float" office:value="0.0633484162895928" calcext:value-type="float">
            <text:p>0.0633484163</text:p>
          </table:table-cell>
          <table:table-cell office:value-type="float" office:value="0.0588235294117647" calcext:value-type="float">
            <text:p>0.0588235294</text:p>
          </table:table-cell>
          <table:table-cell office:value-type="float" office:value="0.0565610859728507" calcext:value-type="float">
            <text:p>0.056561086</text:p>
          </table:table-cell>
          <table:table-cell office:value-type="float" office:value="0.0429864253393665" calcext:value-type="float">
            <text:p>0.0429864253</text:p>
          </table:table-cell>
          <table:table-cell table:number-columns-repeated="2"/>
          <table:table-cell office:value-type="float" office:value="0.239819004524887" calcext:value-type="float">
            <text:p>0.2398190045</text:p>
          </table:table-cell>
          <table:table-cell office:value-type="float" office:value="0.233031674208145" calcext:value-type="float">
            <text:p>0.2330316742</text:p>
          </table:table-cell>
          <table:table-cell office:value-type="float" office:value="0.19683257918552" calcext:value-type="float">
            <text:p>0.1968325792</text:p>
          </table:table-cell>
          <table:table-cell office:value-type="float" office:value="0.180995475113122" calcext:value-type="float">
            <text:p>0.1809954751</text:p>
          </table:table-cell>
          <table:table-cell office:value-type="float" office:value="0.169683257918552" calcext:value-type="float">
            <text:p>0.1696832579</text:p>
          </table:table-cell>
          <table:table-cell office:value-type="float" office:value="0.18552036199095" calcext:value-type="float">
            <text:p>0.185520362</text:p>
          </table:table-cell>
        </table:table-row>
        <table:table-row table:style-name="ro1">
          <table:table-cell/>
          <table:table-cell office:value-type="float" office:value="0.187782805429864" calcext:value-type="float">
            <text:p>0.1877828054</text:p>
          </table:table-cell>
          <table:table-cell office:value-type="float" office:value="0.167420814479638" calcext:value-type="float">
            <text:p>0.1674208145</text:p>
          </table:table-cell>
          <table:table-cell office:value-type="float" office:value="0.147058823529412" calcext:value-type="float">
            <text:p>0.1470588235</text:p>
          </table:table-cell>
          <table:table-cell table:number-columns-repeated="2" office:value-type="float" office:value="0.081447963800905" calcext:value-type="float">
            <text:p>0.0814479638</text:p>
          </table:table-cell>
          <table:table-cell office:value-type="float" office:value="0.0678733031674208" calcext:value-type="float">
            <text:p>0.0678733032</text:p>
          </table:table-cell>
          <table:table-cell table:number-columns-repeated="2"/>
          <table:table-cell office:value-type="float" office:value="0.221719457013575" calcext:value-type="float">
            <text:p>0.221719457</text:p>
          </table:table-cell>
          <table:table-cell office:value-type="float" office:value="0.183257918552036" calcext:value-type="float">
            <text:p>0.1832579186</text:p>
          </table:table-cell>
          <table:table-cell office:value-type="float" office:value="0.144796380090498" calcext:value-type="float">
            <text:p>0.1447963801</text:p>
          </table:table-cell>
          <table:table-cell office:value-type="float" office:value="0.14027149321267" calcext:value-type="float">
            <text:p>0.1402714932</text:p>
          </table:table-cell>
          <table:table-cell office:value-type="float" office:value="0.131221719457014" calcext:value-type="float">
            <text:p>0.1312217195</text:p>
          </table:table-cell>
          <table:table-cell office:value-type="float" office:value="0.133484162895928" calcext:value-type="float">
            <text:p>0.1334841629</text:p>
          </table:table-cell>
        </table:table-row>
        <table:table-row table:style-name="ro1">
          <table:table-cell/>
          <table:table-cell office:value-type="float" office:value="0.0452488687782805" calcext:value-type="float">
            <text:p>0.0452488688</text:p>
          </table:table-cell>
          <table:table-cell office:value-type="float" office:value="0.0475113122171946" calcext:value-type="float">
            <text:p>0.0475113122</text:p>
          </table:table-cell>
          <table:table-cell office:value-type="float" office:value="0.0361990950226244" calcext:value-type="float">
            <text:p>0.036199095</text:p>
          </table:table-cell>
          <table:table-cell office:value-type="float" office:value="0.0429864253393665" calcext:value-type="float">
            <text:p>0.0429864253</text:p>
          </table:table-cell>
          <table:table-cell office:value-type="float" office:value="0.0475113122171946" calcext:value-type="float">
            <text:p>0.0475113122</text:p>
          </table:table-cell>
          <table:table-cell office:value-type="float" office:value="0.0633484162895928" calcext:value-type="float">
            <text:p>0.0633484163</text:p>
          </table:table-cell>
          <table:table-cell table:number-columns-repeated="2"/>
          <table:table-cell office:value-type="float" office:value="0.178733031674208" calcext:value-type="float">
            <text:p>0.1787330317</text:p>
          </table:table-cell>
          <table:table-cell office:value-type="float" office:value="0.180995475113122" calcext:value-type="float">
            <text:p>0.1809954751</text:p>
          </table:table-cell>
          <table:table-cell office:value-type="float" office:value="0.133484162895928" calcext:value-type="float">
            <text:p>0.1334841629</text:p>
          </table:table-cell>
          <table:table-cell office:value-type="float" office:value="0.158371040723982" calcext:value-type="float">
            <text:p>0.1583710407</text:p>
          </table:table-cell>
          <table:table-cell office:value-type="float" office:value="0.165158371040724" calcext:value-type="float">
            <text:p>0.165158371</text:p>
          </table:table-cell>
          <table:table-cell office:value-type="float" office:value="0.176470588235294" calcext:value-type="float">
            <text:p>0.1764705882</text:p>
          </table:table-cell>
        </table:table-row>
        <table:table-row table:style-name="ro1">
          <table:table-cell/>
          <table:table-cell office:value-type="float" office:value="0.0678733031674208" calcext:value-type="float">
            <text:p>0.0678733032</text:p>
          </table:table-cell>
          <table:table-cell office:value-type="float" office:value="0.081447963800905" calcext:value-type="float">
            <text:p>0.0814479638</text:p>
          </table:table-cell>
          <table:table-cell office:value-type="float" office:value="0.0610859728506787" calcext:value-type="float">
            <text:p>0.0610859729</text:p>
          </table:table-cell>
          <table:table-cell office:value-type="float" office:value="0.0542986425339367" calcext:value-type="float">
            <text:p>0.0542986425</text:p>
          </table:table-cell>
          <table:table-cell office:value-type="float" office:value="0.0497737556561086" calcext:value-type="float">
            <text:p>0.0497737557</text:p>
          </table:table-cell>
          <table:table-cell office:value-type="float" office:value="0.0588235294117647" calcext:value-type="float">
            <text:p>0.0588235294</text:p>
          </table:table-cell>
          <table:table-cell table:number-columns-repeated="2"/>
          <table:table-cell office:value-type="float" office:value="0.0882352941176471" calcext:value-type="float">
            <text:p>0.0882352941</text:p>
          </table:table-cell>
          <table:table-cell office:value-type="float" office:value="0.083710407239819" calcext:value-type="float">
            <text:p>0.0837104072</text:p>
          </table:table-cell>
          <table:table-cell office:value-type="float" office:value="0.0882352941176471" calcext:value-type="float">
            <text:p>0.0882352941</text:p>
          </table:table-cell>
          <table:table-cell office:value-type="float" office:value="0.085972850678733" calcext:value-type="float">
            <text:p>0.0859728507</text:p>
          </table:table-cell>
          <table:table-cell office:value-type="float" office:value="0.101809954751131" calcext:value-type="float">
            <text:p>0.1018099548</text:p>
          </table:table-cell>
          <table:table-cell office:value-type="float" office:value="0.083710407239819" calcext:value-type="float">
            <text:p>0.0837104072</text:p>
          </table:table-cell>
        </table:table-row>
        <table:table-row table:style-name="ro1">
          <table:table-cell/>
          <table:table-cell office:value-type="float" office:value="0.0746606334841629" calcext:value-type="float">
            <text:p>0.0746606335</text:p>
          </table:table-cell>
          <table:table-cell table:number-columns-repeated="2" office:value-type="float" office:value="0.0769230769230769" calcext:value-type="float">
            <text:p>0.0769230769</text:p>
          </table:table-cell>
          <table:table-cell office:value-type="float" office:value="0.079185520361991" calcext:value-type="float">
            <text:p>0.0791855204</text:p>
          </table:table-cell>
          <table:table-cell office:value-type="float" office:value="0.0723981900452489" calcext:value-type="float">
            <text:p>0.07239819</text:p>
          </table:table-cell>
          <table:table-cell office:value-type="float" office:value="0.04" calcext:value-type="float">
            <text:p>0.04</text:p>
          </table:table-cell>
          <table:table-cell table:number-columns-repeated="2"/>
          <table:table-cell office:value-type="float" office:value="0.126696832579186" calcext:value-type="float">
            <text:p>0.1266968326</text:p>
          </table:table-cell>
          <table:table-cell office:value-type="float" office:value="0.101809954751131" calcext:value-type="float">
            <text:p>0.1018099548</text:p>
          </table:table-cell>
          <table:table-cell office:value-type="float" office:value="0.110859728506787" calcext:value-type="float">
            <text:p>0.1108597285</text:p>
          </table:table-cell>
          <table:table-cell office:value-type="float" office:value="0.0927601809954751" calcext:value-type="float">
            <text:p>0.092760181</text:p>
          </table:table-cell>
          <table:table-cell office:value-type="float" office:value="0.104072398190045" calcext:value-type="float">
            <text:p>0.1040723982</text:p>
          </table:table-cell>
          <table:table-cell office:value-type="float" office:value="0.0377777777777778" calcext:value-type="float">
            <text:p>0.0377777778</text:p>
          </table:table-cell>
        </table:table-row>
        <table:table-row table:style-name="ro1">
          <table:table-cell/>
          <table:table-cell office:value-type="float" office:value="0.0882352941176471" calcext:value-type="float">
            <text:p>0.0882352941</text:p>
          </table:table-cell>
          <table:table-cell office:value-type="float" office:value="0.0520361990950226" calcext:value-type="float">
            <text:p>0.0520361991</text:p>
          </table:table-cell>
          <table:table-cell office:value-type="float" office:value="0.0565610859728507" calcext:value-type="float">
            <text:p>0.056561086</text:p>
          </table:table-cell>
          <table:table-cell office:value-type="float" office:value="0.0497737556561086" calcext:value-type="float">
            <text:p>0.0497737557</text:p>
          </table:table-cell>
          <table:table-cell office:value-type="float" office:value="0.0633484162895928" calcext:value-type="float">
            <text:p>0.0633484163</text:p>
          </table:table-cell>
          <table:table-cell office:value-type="float" office:value="0.0333333333333333" calcext:value-type="float">
            <text:p>0.0333333333</text:p>
          </table:table-cell>
          <table:table-cell table:number-columns-repeated="2"/>
          <table:table-cell office:value-type="float" office:value="0.115384615384615" calcext:value-type="float">
            <text:p>0.1153846154</text:p>
          </table:table-cell>
          <table:table-cell office:value-type="float" office:value="0.0995475113122172" calcext:value-type="float">
            <text:p>0.0995475113</text:p>
          </table:table-cell>
          <table:table-cell office:value-type="float" office:value="0.135746606334842" calcext:value-type="float">
            <text:p>0.1357466063</text:p>
          </table:table-cell>
          <table:table-cell office:value-type="float" office:value="0.0882352941176471" calcext:value-type="float">
            <text:p>0.0882352941</text:p>
          </table:table-cell>
          <table:table-cell office:value-type="float" office:value="0.115384615384615" calcext:value-type="float">
            <text:p>0.1153846154</text:p>
          </table:table-cell>
          <table:table-cell office:value-type="float" office:value="0.0311111111111111" calcext:value-type="float">
            <text:p>0.0311111111</text:p>
          </table:table-cell>
        </table:table-row>
        <table:table-row table:style-name="ro1">
          <table:table-cell/>
          <table:table-cell table:number-columns-repeated="6" office:value-type="float" office:value="0.0248868778280543" calcext:value-type="float">
            <text:p>0.0248868778</text:p>
          </table:table-cell>
          <table:table-cell table:number-columns-repeated="2"/>
          <table:table-cell table:number-columns-repeated="2" office:value-type="float" office:value="0.149321266968326" calcext:value-type="float">
            <text:p>0.149321267</text:p>
          </table:table-cell>
          <table:table-cell office:value-type="float" office:value="0.119909502262443" calcext:value-type="float">
            <text:p>0.1199095023</text:p>
          </table:table-cell>
          <table:table-cell office:value-type="float" office:value="0.108597285067873" calcext:value-type="float">
            <text:p>0.1085972851</text:p>
          </table:table-cell>
          <table:table-cell office:value-type="float" office:value="0.101809954751131" calcext:value-type="float">
            <text:p>0.1018099548</text:p>
          </table:table-cell>
          <table:table-cell office:value-type="float" office:value="0.0882352941176471" calcext:value-type="float">
            <text:p>0.0882352941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float" office:value="0.550724637681159" calcext:value-type="float">
            <text:p>0.5507246377</text:p>
          </table:table-cell>
          <table:table-cell office:value-type="float" office:value="0.333333333333333" calcext:value-type="float">
            <text:p>0.3333333333</text:p>
          </table:table-cell>
          <table:table-cell office:value-type="float" office:value="0.376811594202899" calcext:value-type="float">
            <text:p>0.3768115942</text:p>
          </table:table-cell>
          <table:table-cell office:value-type="float" office:value="0.507246376811594" calcext:value-type="float">
            <text:p>0.5072463768</text:p>
          </table:table-cell>
          <table:table-cell office:value-type="float" office:value="0.376811594202899" calcext:value-type="float">
            <text:p>0.3768115942</text:p>
          </table:table-cell>
          <table:table-cell office:value-type="float" office:value="0.202898550724638" calcext:value-type="float">
            <text:p>0.2028985507</text:p>
          </table:table-cell>
          <table:table-cell table:number-columns-repeated="2"/>
          <table:table-cell office:value-type="float" office:value="0.623188405797101" calcext:value-type="float">
            <text:p>0.6231884058</text:p>
          </table:table-cell>
          <table:table-cell office:value-type="float" office:value="0.36231884057971" calcext:value-type="float">
            <text:p>0.3623188406</text:p>
          </table:table-cell>
          <table:table-cell office:value-type="float" office:value="0.434782608695652" calcext:value-type="float">
            <text:p>0.4347826087</text:p>
          </table:table-cell>
          <table:table-cell office:value-type="float" office:value="0.449275362318841" calcext:value-type="float">
            <text:p>0.4492753623</text:p>
          </table:table-cell>
          <table:table-cell office:value-type="float" office:value="0.347826086956522" calcext:value-type="float">
            <text:p>0.347826087</text:p>
          </table:table-cell>
          <table:table-cell office:value-type="float" office:value="0.188405797101449" calcext:value-type="float">
            <text:p>0.1884057971</text:p>
          </table:table-cell>
        </table:table-row>
        <table:table-row table:style-name="ro1">
          <table:table-cell/>
          <table:table-cell office:value-type="float" office:value="0.594202898550725" calcext:value-type="float">
            <text:p>0.5942028986</text:p>
          </table:table-cell>
          <table:table-cell office:value-type="float" office:value="0.550724637681159" calcext:value-type="float">
            <text:p>0.5507246377</text:p>
          </table:table-cell>
          <table:table-cell office:value-type="float" office:value="0.565217391304348" calcext:value-type="float">
            <text:p>0.5652173913</text:p>
          </table:table-cell>
          <table:table-cell office:value-type="float" office:value="0.521739130434783" calcext:value-type="float">
            <text:p>0.5217391304</text:p>
          </table:table-cell>
          <table:table-cell office:value-type="float" office:value="0.304347826086957" calcext:value-type="float">
            <text:p>0.3043478261</text:p>
          </table:table-cell>
          <table:table-cell office:value-type="float" office:value="0.217391304347826" calcext:value-type="float">
            <text:p>0.2173913043</text:p>
          </table:table-cell>
          <table:table-cell table:number-columns-repeated="2"/>
          <table:table-cell office:value-type="float" office:value="0.623188405797101" calcext:value-type="float">
            <text:p>0.6231884058</text:p>
          </table:table-cell>
          <table:table-cell office:value-type="float" office:value="0.536231884057971" calcext:value-type="float">
            <text:p>0.5362318841</text:p>
          </table:table-cell>
          <table:table-cell office:value-type="float" office:value="0.565217391304348" calcext:value-type="float">
            <text:p>0.5652173913</text:p>
          </table:table-cell>
          <table:table-cell office:value-type="float" office:value="0.623188405797101" calcext:value-type="float">
            <text:p>0.6231884058</text:p>
          </table:table-cell>
          <table:table-cell office:value-type="float" office:value="0.420289855072464" calcext:value-type="float">
            <text:p>0.4202898551</text:p>
          </table:table-cell>
          <table:table-cell office:value-type="float" office:value="0.27536231884058" calcext:value-type="float">
            <text:p>0.2753623188</text:p>
          </table:table-cell>
        </table:table-row>
        <table:table-row table:style-name="ro1">
          <table:table-cell/>
          <table:table-cell office:value-type="float" office:value="0.231884057971015" calcext:value-type="float">
            <text:p>0.231884058</text:p>
          </table:table-cell>
          <table:table-cell office:value-type="float" office:value="0.289855072463768" calcext:value-type="float">
            <text:p>0.2898550725</text:p>
          </table:table-cell>
          <table:table-cell office:value-type="float" office:value="0.231884057971015" calcext:value-type="float">
            <text:p>0.231884058</text:p>
          </table:table-cell>
          <table:table-cell office:value-type="float" office:value="0.144927536231884" calcext:value-type="float">
            <text:p>0.1449275362</text:p>
          </table:table-cell>
          <table:table-cell office:value-type="float" office:value="0.159420289855072" calcext:value-type="float">
            <text:p>0.1594202899</text:p>
          </table:table-cell>
          <table:table-cell office:value-type="float" office:value="0.173913043478261" calcext:value-type="float">
            <text:p>0.1739130435</text:p>
          </table:table-cell>
          <table:table-cell table:number-columns-repeated="2"/>
          <table:table-cell office:value-type="float" office:value="0.246376811594203" calcext:value-type="float">
            <text:p>0.2463768116</text:p>
          </table:table-cell>
          <table:table-cell table:number-columns-repeated="2" office:value-type="float" office:value="0.260869565217391" calcext:value-type="float">
            <text:p>0.2608695652</text:p>
          </table:table-cell>
          <table:table-cell office:value-type="float" office:value="0.130434782608696" calcext:value-type="float">
            <text:p>0.1304347826</text:p>
          </table:table-cell>
          <table:table-cell office:value-type="float" office:value="0.231884057971015" calcext:value-type="float">
            <text:p>0.231884058</text:p>
          </table:table-cell>
          <table:table-cell office:value-type="float" office:value="0.246376811594203" calcext:value-type="float">
            <text:p>0.2463768116</text:p>
          </table:table-cell>
        </table:table-row>
        <table:table-row table:style-name="ro1">
          <table:table-cell/>
          <table:table-cell office:value-type="float" office:value="0.144927536231884" calcext:value-type="float">
            <text:p>0.1449275362</text:p>
          </table:table-cell>
          <table:table-cell office:value-type="float" office:value="0.0434782608695652" calcext:value-type="float">
            <text:p>0.0434782609</text:p>
          </table:table-cell>
          <table:table-cell office:value-type="float" office:value="0.0579710144927536" calcext:value-type="float">
            <text:p>0.0579710145</text:p>
          </table:table-cell>
          <table:table-cell office:value-type="float" office:value="0.0144927536231884" calcext:value-type="float">
            <text:p>0.014492753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.246376811594203" calcext:value-type="float">
            <text:p>0.2463768116</text:p>
          </table:table-cell>
          <table:table-cell office:value-type="float" office:value="0.27536231884058" calcext:value-type="float">
            <text:p>0.2753623188</text:p>
          </table:table-cell>
          <table:table-cell office:value-type="float" office:value="0.202898550724638" calcext:value-type="float">
            <text:p>0.2028985507</text:p>
          </table:table-cell>
          <table:table-cell office:value-type="float" office:value="0.101449275362319" calcext:value-type="float">
            <text:p>0.1014492754</text:p>
          </table:table-cell>
          <table:table-cell office:value-type="float" office:value="0.0579710144927536" calcext:value-type="float">
            <text:p>0.0579710145</text:p>
          </table:table-cell>
          <table:table-cell office:value-type="float" office:value="0.0434782608695652" calcext:value-type="float">
            <text:p>0.0434782609</text:p>
          </table:table-cell>
        </table:table-row>
        <table:table-row table:style-name="ro1">
          <table:table-cell/>
          <table:table-cell table:number-columns-repeated="3" office:value-type="float" office:value="0.144927536231884" calcext:value-type="float">
            <text:p>0.1449275362</text:p>
          </table:table-cell>
          <table:table-cell office:value-type="float" office:value="0.115942028985507" calcext:value-type="float">
            <text:p>0.115942029</text:p>
          </table:table-cell>
          <table:table-cell office:value-type="float" office:value="0.130434782608696" calcext:value-type="float">
            <text:p>0.1304347826</text:p>
          </table:table-cell>
          <table:table-cell office:value-type="float" office:value="0.144927536231884" calcext:value-type="float">
            <text:p>0.1449275362</text:p>
          </table:table-cell>
          <table:table-cell table:number-columns-repeated="2"/>
          <table:table-cell office:value-type="float" office:value="0.391304347826087" calcext:value-type="float">
            <text:p>0.3913043478</text:p>
          </table:table-cell>
          <table:table-cell office:value-type="float" office:value="0.449275362318841" calcext:value-type="float">
            <text:p>0.4492753623</text:p>
          </table:table-cell>
          <table:table-cell office:value-type="float" office:value="0.492753623188406" calcext:value-type="float">
            <text:p>0.4927536232</text:p>
          </table:table-cell>
          <table:table-cell office:value-type="float" office:value="0.405797101449275" calcext:value-type="float">
            <text:p>0.4057971014</text:p>
          </table:table-cell>
          <table:table-cell office:value-type="float" office:value="0.391304347826087" calcext:value-type="float">
            <text:p>0.3913043478</text:p>
          </table:table-cell>
          <table:table-cell office:value-type="float" office:value="0.36231884057971" calcext:value-type="float">
            <text:p>0.3623188406</text:p>
          </table:table-cell>
        </table:table-row>
        <table:table-row table:style-name="ro1">
          <table:table-cell/>
          <table:table-cell table:number-columns-repeated="2" office:value-type="float" office:value="0.565217391304348" calcext:value-type="float">
            <text:p>0.5652173913</text:p>
          </table:table-cell>
          <table:table-cell office:value-type="float" office:value="0.521739130434783" calcext:value-type="float">
            <text:p>0.5217391304</text:p>
          </table:table-cell>
          <table:table-cell office:value-type="float" office:value="0.36231884057971" calcext:value-type="float">
            <text:p>0.3623188406</text:p>
          </table:table-cell>
          <table:table-cell office:value-type="float" office:value="0.188405797101449" calcext:value-type="float">
            <text:p>0.1884057971</text:p>
          </table:table-cell>
          <table:table-cell office:value-type="float" office:value="0.159420289855072" calcext:value-type="float">
            <text:p>0.1594202899</text:p>
          </table:table-cell>
          <table:table-cell table:number-columns-repeated="2"/>
          <table:table-cell table:number-columns-repeated="2" office:value-type="float" office:value="0.550724637681159" calcext:value-type="float">
            <text:p>0.5507246377</text:p>
          </table:table-cell>
          <table:table-cell office:value-type="float" office:value="0.536231884057971" calcext:value-type="float">
            <text:p>0.5362318841</text:p>
          </table:table-cell>
          <table:table-cell office:value-type="float" office:value="0.478260869565217" calcext:value-type="float">
            <text:p>0.4782608696</text:p>
          </table:table-cell>
          <table:table-cell office:value-type="float" office:value="0.246376811594203" calcext:value-type="float">
            <text:p>0.2463768116</text:p>
          </table:table-cell>
          <table:table-cell office:value-type="float" office:value="0.289855072463768" calcext:value-type="float">
            <text:p>0.2898550725</text:p>
          </table:table-cell>
        </table:table-row>
        <table:table-row table:style-name="ro1">
          <table:table-cell/>
          <table:table-cell table:number-columns-repeated="2" office:value-type="float" office:value="0.318840579710145" calcext:value-type="float">
            <text:p>0.3188405797</text:p>
          </table:table-cell>
          <table:table-cell office:value-type="float" office:value="0.289855072463768" calcext:value-type="float">
            <text:p>0.2898550725</text:p>
          </table:table-cell>
          <table:table-cell office:value-type="float" office:value="0.260869565217391" calcext:value-type="float">
            <text:p>0.2608695652</text:p>
          </table:table-cell>
          <table:table-cell office:value-type="float" office:value="0.159420289855072" calcext:value-type="float">
            <text:p>0.1594202899</text:p>
          </table:table-cell>
          <table:table-cell office:value-type="float" office:value="0.0869565217391304" calcext:value-type="float">
            <text:p>0.0869565217</text:p>
          </table:table-cell>
          <table:table-cell table:number-columns-repeated="2"/>
          <table:table-cell table:number-columns-repeated="3" office:value-type="float" office:value="0.463768115942029" calcext:value-type="float">
            <text:p>0.4637681159</text:p>
          </table:table-cell>
          <table:table-cell office:value-type="float" office:value="0.405797101449275" calcext:value-type="float">
            <text:p>0.4057971014</text:p>
          </table:table-cell>
          <table:table-cell office:value-type="float" office:value="0.304347826086957" calcext:value-type="float">
            <text:p>0.3043478261</text:p>
          </table:table-cell>
          <table:table-cell office:value-type="float" office:value="0.173913043478261" calcext:value-type="float">
            <text:p>0.1739130435</text:p>
          </table:table-cell>
        </table:table-row>
        <table:table-row table:style-name="ro1">
          <table:table-cell/>
          <table:table-cell office:value-type="float" office:value="0.144927536231884" calcext:value-type="float">
            <text:p>0.1449275362</text:p>
          </table:table-cell>
          <table:table-cell table:number-columns-repeated="2" office:value-type="float" office:value="0.130434782608696" calcext:value-type="float">
            <text:p>0.1304347826</text:p>
          </table:table-cell>
          <table:table-cell office:value-type="float" office:value="0.159420289855072" calcext:value-type="float">
            <text:p>0.1594202899</text:p>
          </table:table-cell>
          <table:table-cell office:value-type="float" office:value="0.130434782608696" calcext:value-type="float">
            <text:p>0.1304347826</text:p>
          </table:table-cell>
          <table:table-cell office:value-type="float" office:value="0.101449275362319" calcext:value-type="float">
            <text:p>0.1014492754</text:p>
          </table:table-cell>
          <table:table-cell table:number-columns-repeated="2"/>
          <table:table-cell office:value-type="float" office:value="0.304347826086957" calcext:value-type="float">
            <text:p>0.3043478261</text:p>
          </table:table-cell>
          <table:table-cell office:value-type="float" office:value="0.347826086956522" calcext:value-type="float">
            <text:p>0.347826087</text:p>
          </table:table-cell>
          <table:table-cell office:value-type="float" office:value="0.260869565217391" calcext:value-type="float">
            <text:p>0.2608695652</text:p>
          </table:table-cell>
          <table:table-cell office:value-type="float" office:value="0.173913043478261" calcext:value-type="float">
            <text:p>0.1739130435</text:p>
          </table:table-cell>
          <table:table-cell office:value-type="float" office:value="0.144927536231884" calcext:value-type="float">
            <text:p>0.1449275362</text:p>
          </table:table-cell>
          <table:table-cell office:value-type="float" office:value="0.202898550724638" calcext:value-type="float">
            <text:p>0.2028985507</text:p>
          </table:table-cell>
        </table:table-row>
        <table:table-row table:style-name="ro1">
          <table:table-cell/>
          <table:table-cell office:value-type="float" office:value="0.188405797101449" calcext:value-type="float">
            <text:p>0.1884057971</text:p>
          </table:table-cell>
          <table:table-cell table:number-columns-repeated="2" office:value-type="float" office:value="0.260869565217391" calcext:value-type="float">
            <text:p>0.2608695652</text:p>
          </table:table-cell>
          <table:table-cell office:value-type="float" office:value="0.144927536231884" calcext:value-type="float">
            <text:p>0.1449275362</text:p>
          </table:table-cell>
          <table:table-cell office:value-type="float" office:value="0.246376811594203" calcext:value-type="float">
            <text:p>0.2463768116</text:p>
          </table:table-cell>
          <table:table-cell office:value-type="float" office:value="0.101449275362319" calcext:value-type="float">
            <text:p>0.1014492754</text:p>
          </table:table-cell>
          <table:table-cell table:number-columns-repeated="2"/>
          <table:table-cell office:value-type="float" office:value="0.260869565217391" calcext:value-type="float">
            <text:p>0.2608695652</text:p>
          </table:table-cell>
          <table:table-cell office:value-type="float" office:value="0.333333333333333" calcext:value-type="float">
            <text:p>0.3333333333</text:p>
          </table:table-cell>
          <table:table-cell office:value-type="float" office:value="0.27536231884058" calcext:value-type="float">
            <text:p>0.2753623188</text:p>
          </table:table-cell>
          <table:table-cell office:value-type="float" office:value="0.289855072463768" calcext:value-type="float">
            <text:p>0.2898550725</text:p>
          </table:table-cell>
          <table:table-cell office:value-type="float" office:value="0.231884057971015" calcext:value-type="float">
            <text:p>0.231884058</text:p>
          </table:table-cell>
          <table:table-cell office:value-type="float" office:value="0.0869565217391304" calcext:value-type="float">
            <text:p>0.0869565217</text:p>
          </table:table-cell>
        </table:table-row>
        <table:table-row table:style-name="ro1">
          <table:table-cell/>
          <table:table-cell table:number-columns-repeated="3" office:value-type="float" office:value="0.115942028985507" calcext:value-type="float">
            <text:p>0.115942029</text:p>
          </table:table-cell>
          <table:table-cell office:value-type="float" office:value="0.130434782608696" calcext:value-type="float">
            <text:p>0.1304347826</text:p>
          </table:table-cell>
          <table:table-cell table:number-columns-repeated="2" office:value-type="float" office:value="0.0289855072463768" calcext:value-type="float">
            <text:p>0.0289855072</text:p>
          </table:table-cell>
          <table:table-cell table:number-columns-repeated="2"/>
          <table:table-cell office:value-type="float" office:value="0.159420289855072" calcext:value-type="float">
            <text:p>0.1594202899</text:p>
          </table:table-cell>
          <table:table-cell office:value-type="float" office:value="0.101449275362319" calcext:value-type="float">
            <text:p>0.1014492754</text:p>
          </table:table-cell>
          <table:table-cell office:value-type="float" office:value="0.231884057971015" calcext:value-type="float">
            <text:p>0.231884058</text:p>
          </table:table-cell>
          <table:table-cell office:value-type="float" office:value="0.0869565217391304" calcext:value-type="float">
            <text:p>0.0869565217</text:p>
          </table:table-cell>
          <table:table-cell office:value-type="float" office:value="0.0579710144927536" calcext:value-type="float">
            <text:p>0.0579710145</text:p>
          </table:table-cell>
          <table:table-cell office:value-type="float" office:value="0.072463768115942" calcext:value-type="float">
            <text:p>0.0724637681</text:p>
          </table:table-cell>
        </table:table-row>
        <table:table-row table:style-name="ro1">
          <table:table-cell/>
          <table:table-cell office:value-type="float" office:value="0.072463768115942" calcext:value-type="float">
            <text:p>0.0724637681</text:p>
          </table:table-cell>
          <table:table-cell office:value-type="float" office:value="0.0869565217391304" calcext:value-type="float">
            <text:p>0.0869565217</text:p>
          </table:table-cell>
          <table:table-cell table:number-columns-repeated="2" office:value-type="float" office:value="0.0579710144927536" calcext:value-type="float">
            <text:p>0.0579710145</text:p>
          </table:table-cell>
          <table:table-cell table:number-columns-repeated="2" office:value-type="float" office:value="0.072463768115942" calcext:value-type="float">
            <text:p>0.0724637681</text:p>
          </table:table-cell>
          <table:table-cell table:number-columns-repeated="2"/>
          <table:table-cell office:value-type="float" office:value="0.173913043478261" calcext:value-type="float">
            <text:p>0.1739130435</text:p>
          </table:table-cell>
          <table:table-cell office:value-type="float" office:value="0.202898550724638" calcext:value-type="float">
            <text:p>0.2028985507</text:p>
          </table:table-cell>
          <table:table-cell office:value-type="float" office:value="0.188405797101449" calcext:value-type="float">
            <text:p>0.1884057971</text:p>
          </table:table-cell>
          <table:table-cell office:value-type="float" office:value="0.202898550724638" calcext:value-type="float">
            <text:p>0.2028985507</text:p>
          </table:table-cell>
          <table:table-cell office:value-type="float" office:value="0.188405797101449" calcext:value-type="float">
            <text:p>0.1884057971</text:p>
          </table:table-cell>
          <table:table-cell office:value-type="float" office:value="0.231884057971015" calcext:value-type="float">
            <text:p>0.231884058</text:p>
          </table:table-cell>
        </table:table-row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office:value-type="float" office:value="0.477916666666667" calcext:value-type="float">
            <text:p>0.4779166667</text:p>
          </table:table-cell>
          <table:table-cell office:value-type="float" office:value="0.176458333333333" calcext:value-type="float">
            <text:p>0.1764583333</text:p>
          </table:table-cell>
          <table:table-cell office:value-type="float" office:value="0.18875" calcext:value-type="float">
            <text:p>0.18875</text:p>
          </table:table-cell>
          <table:table-cell office:value-type="float" office:value="0.335833333333333" calcext:value-type="float">
            <text:p>0.3358333333</text:p>
          </table:table-cell>
          <table:table-cell office:value-type="float" office:value="0.298541666666667" calcext:value-type="float">
            <text:p>0.2985416667</text:p>
          </table:table-cell>
          <table:table-cell office:value-type="float" office:value="0.221458333333333" calcext:value-type="float">
            <text:p>0.2214583333</text:p>
          </table:table-cell>
          <table:table-cell table:number-columns-repeated="2"/>
          <table:table-cell office:value-type="float" office:value="0.491458333333333" calcext:value-type="float">
            <text:p>0.4914583333</text:p>
          </table:table-cell>
          <table:table-cell office:value-type="float" office:value="0.218125" calcext:value-type="float">
            <text:p>0.218125</text:p>
          </table:table-cell>
          <table:table-cell office:value-type="float" office:value="0.241458333333333" calcext:value-type="float">
            <text:p>0.2414583333</text:p>
          </table:table-cell>
          <table:table-cell office:value-type="float" office:value="0.406458333333333" calcext:value-type="float">
            <text:p>0.4064583333</text:p>
          </table:table-cell>
          <table:table-cell office:value-type="float" office:value="0.310208333333333" calcext:value-type="float">
            <text:p>0.3102083333</text:p>
          </table:table-cell>
          <table:table-cell office:value-type="float" office:value="0.214791666666667" calcext:value-type="float">
            <text:p>0.2147916667</text:p>
          </table:table-cell>
        </table:table-row>
        <table:table-row table:style-name="ro1">
          <table:table-cell/>
          <table:table-cell office:value-type="float" office:value="0.529375" calcext:value-type="float">
            <text:p>0.529375</text:p>
          </table:table-cell>
          <table:table-cell office:value-type="float" office:value="0.467083333333333" calcext:value-type="float">
            <text:p>0.4670833333</text:p>
          </table:table-cell>
          <table:table-cell office:value-type="float" office:value="0.48875" calcext:value-type="float">
            <text:p>0.48875</text:p>
          </table:table-cell>
          <table:table-cell office:value-type="float" office:value="0.525208333333333" calcext:value-type="float">
            <text:p>0.5252083333</text:p>
          </table:table-cell>
          <table:table-cell office:value-type="float" office:value="0.416666666666667" calcext:value-type="float">
            <text:p>0.4166666667</text:p>
          </table:table-cell>
          <table:table-cell office:value-type="float" office:value="0.367916666666667" calcext:value-type="float">
            <text:p>0.3679166667</text:p>
          </table:table-cell>
          <table:table-cell table:number-columns-repeated="2"/>
          <table:table-cell office:value-type="float" office:value="0.591666666666667" calcext:value-type="float">
            <text:p>0.5916666667</text:p>
          </table:table-cell>
          <table:table-cell office:value-type="float" office:value="0.511458333333333" calcext:value-type="float">
            <text:p>0.5114583333</text:p>
          </table:table-cell>
          <table:table-cell office:value-type="float" office:value="0.516458333333333" calcext:value-type="float">
            <text:p>0.5164583333</text:p>
          </table:table-cell>
          <table:table-cell office:value-type="float" office:value="0.586666666666667" calcext:value-type="float">
            <text:p>0.5866666667</text:p>
          </table:table-cell>
          <table:table-cell office:value-type="float" office:value="0.481041666666667" calcext:value-type="float">
            <text:p>0.4810416667</text:p>
          </table:table-cell>
          <table:table-cell office:value-type="float" office:value="0.413958333333333" calcext:value-type="float">
            <text:p>0.4139583333</text:p>
          </table:table-cell>
        </table:table-row>
        <table:table-row table:style-name="ro1">
          <table:table-cell/>
          <table:table-cell office:value-type="float" office:value="0.256666666666667" calcext:value-type="float">
            <text:p>0.2566666667</text:p>
          </table:table-cell>
          <table:table-cell office:value-type="float" office:value="0.205208333333333" calcext:value-type="float">
            <text:p>0.2052083333</text:p>
          </table:table-cell>
          <table:table-cell office:value-type="float" office:value="0.213333333333333" calcext:value-type="float">
            <text:p>0.2133333333</text:p>
          </table:table-cell>
          <table:table-cell office:value-type="float" office:value="0.218333333333333" calcext:value-type="float">
            <text:p>0.2183333333</text:p>
          </table:table-cell>
          <table:table-cell office:value-type="float" office:value="0.14875" calcext:value-type="float">
            <text:p>0.14875</text:p>
          </table:table-cell>
          <table:table-cell office:value-type="float" office:value="0.0745833333333333" calcext:value-type="float">
            <text:p>0.0745833333</text:p>
          </table:table-cell>
          <table:table-cell table:number-columns-repeated="2"/>
          <table:table-cell office:value-type="float" office:value="0.238125" calcext:value-type="float">
            <text:p>0.238125</text:p>
          </table:table-cell>
          <table:table-cell office:value-type="float" office:value="0.219791666666667" calcext:value-type="float">
            <text:p>0.2197916667</text:p>
          </table:table-cell>
          <table:table-cell office:value-type="float" office:value="0.229583333333333" calcext:value-type="float">
            <text:p>0.2295833333</text:p>
          </table:table-cell>
          <table:table-cell office:value-type="float" office:value="0.200416666666667" calcext:value-type="float">
            <text:p>0.2004166667</text:p>
          </table:table-cell>
          <table:table-cell office:value-type="float" office:value="0.144791666666667" calcext:value-type="float">
            <text:p>0.1447916667</text:p>
          </table:table-cell>
          <table:table-cell office:value-type="float" office:value="0.0810416666666667" calcext:value-type="float">
            <text:p>0.0810416667</text:p>
          </table:table-cell>
        </table:table-row>
        <table:table-row table:style-name="ro1">
          <table:table-cell/>
          <table:table-cell office:value-type="float" office:value="0.036875" calcext:value-type="float">
            <text:p>0.036875</text:p>
          </table:table-cell>
          <table:table-cell office:value-type="float" office:value="0.011875" calcext:value-type="float">
            <text:p>0.011875</text:p>
          </table:table-cell>
          <table:table-cell office:value-type="float" office:value="0.014375" calcext:value-type="float">
            <text:p>0.014375</text:p>
          </table:table-cell>
          <table:table-cell office:value-type="float" office:value="0.00270833333333333" calcext:value-type="float">
            <text:p>0.0027083333</text:p>
          </table:table-cell>
          <table:table-cell office:value-type="float" office:value="0.000416666666666667" calcext:value-type="float">
            <text:p>0.0004166667</text:p>
          </table:table-cell>
          <table:table-cell office:value-type="float" office:value="0.000833333333333333" calcext:value-type="float">
            <text:p>0.0008333333</text:p>
          </table:table-cell>
          <table:table-cell table:number-columns-repeated="2"/>
          <table:table-cell office:value-type="float" office:value="0.049375" calcext:value-type="float">
            <text:p>0.049375</text:p>
          </table:table-cell>
          <table:table-cell office:value-type="float" office:value="0.0547916666666667" calcext:value-type="float">
            <text:p>0.0547916667</text:p>
          </table:table-cell>
          <table:table-cell office:value-type="float" office:value="0.0425" calcext:value-type="float">
            <text:p>0.0425</text:p>
          </table:table-cell>
          <table:table-cell office:value-type="float" office:value="0.039375" calcext:value-type="float">
            <text:p>0.039375</text:p>
          </table:table-cell>
          <table:table-cell office:value-type="float" office:value="0.0360416666666667" calcext:value-type="float">
            <text:p>0.0360416667</text:p>
          </table:table-cell>
          <table:table-cell office:value-type="float" office:value="0.03875" calcext:value-type="float">
            <text:p>0.03875</text:p>
          </table:table-cell>
        </table:table-row>
        <table:table-row table:style-name="ro1">
          <table:table-cell/>
          <table:table-cell office:value-type="float" office:value="0.416666666666667" calcext:value-type="float">
            <text:p>0.4166666667</text:p>
          </table:table-cell>
          <table:table-cell office:value-type="float" office:value="0.404583333333333" calcext:value-type="float">
            <text:p>0.4045833333</text:p>
          </table:table-cell>
          <table:table-cell office:value-type="float" office:value="0.395" calcext:value-type="float">
            <text:p>0.395</text:p>
          </table:table-cell>
          <table:table-cell office:value-type="float" office:value="0.342291666666667" calcext:value-type="float">
            <text:p>0.3422916667</text:p>
          </table:table-cell>
          <table:table-cell office:value-type="float" office:value="0.251666666666667" calcext:value-type="float">
            <text:p>0.2516666667</text:p>
          </table:table-cell>
          <table:table-cell office:value-type="float" office:value="0.134375" calcext:value-type="float">
            <text:p>0.134375</text:p>
          </table:table-cell>
          <table:table-cell table:number-columns-repeated="2"/>
          <table:table-cell office:value-type="float" office:value="0.710833333333333" calcext:value-type="float">
            <text:p>0.7108333333</text:p>
          </table:table-cell>
          <table:table-cell office:value-type="float" office:value="0.698125" calcext:value-type="float">
            <text:p>0.698125</text:p>
          </table:table-cell>
          <table:table-cell office:value-type="float" office:value="0.686666666666667" calcext:value-type="float">
            <text:p>0.6866666667</text:p>
          </table:table-cell>
          <table:table-cell office:value-type="float" office:value="0.624583333333333" calcext:value-type="float">
            <text:p>0.6245833333</text:p>
          </table:table-cell>
          <table:table-cell office:value-type="float" office:value="0.460208333333333" calcext:value-type="float">
            <text:p>0.4602083333</text:p>
          </table:table-cell>
          <table:table-cell office:value-type="float" office:value="0.331666666666667" calcext:value-type="float">
            <text:p>0.3316666667</text:p>
          </table:table-cell>
        </table:table-row>
        <table:table-row table:style-name="ro1">
          <table:table-cell/>
          <table:table-cell table:number-columns-repeated="2" office:value-type="float" office:value="0.468541666666667" calcext:value-type="float">
            <text:p>0.4685416667</text:p>
          </table:table-cell>
          <table:table-cell office:value-type="float" office:value="0.455625" calcext:value-type="float">
            <text:p>0.455625</text:p>
          </table:table-cell>
          <table:table-cell office:value-type="float" office:value="0.387916666666667" calcext:value-type="float">
            <text:p>0.3879166667</text:p>
          </table:table-cell>
          <table:table-cell office:value-type="float" office:value="0.273541666666667" calcext:value-type="float">
            <text:p>0.2735416667</text:p>
          </table:table-cell>
          <table:table-cell office:value-type="float" office:value="0.189166666666667" calcext:value-type="float">
            <text:p>0.1891666667</text:p>
          </table:table-cell>
          <table:table-cell table:number-columns-repeated="2"/>
          <table:table-cell office:value-type="float" office:value="0.515" calcext:value-type="float">
            <text:p>0.515</text:p>
          </table:table-cell>
          <table:table-cell office:value-type="float" office:value="0.52" calcext:value-type="float">
            <text:p>0.52</text:p>
          </table:table-cell>
          <table:table-cell office:value-type="float" office:value="0.516458333333333" calcext:value-type="float">
            <text:p>0.5164583333</text:p>
          </table:table-cell>
          <table:table-cell office:value-type="float" office:value="0.425208333333333" calcext:value-type="float">
            <text:p>0.4252083333</text:p>
          </table:table-cell>
          <table:table-cell office:value-type="float" office:value="0.283125" calcext:value-type="float">
            <text:p>0.283125</text:p>
          </table:table-cell>
          <table:table-cell office:value-type="float" office:value="0.215625" calcext:value-type="float">
            <text:p>0.215625</text:p>
          </table:table-cell>
        </table:table-row>
        <table:table-row table:style-name="ro1">
          <table:table-cell/>
          <table:table-cell office:value-type="float" office:value="0.534166666666667" calcext:value-type="float">
            <text:p>0.5341666667</text:p>
          </table:table-cell>
          <table:table-cell office:value-type="float" office:value="0.532291666666667" calcext:value-type="float">
            <text:p>0.5322916667</text:p>
          </table:table-cell>
          <table:table-cell office:value-type="float" office:value="0.487291666666667" calcext:value-type="float">
            <text:p>0.4872916667</text:p>
          </table:table-cell>
          <table:table-cell office:value-type="float" office:value="0.41875" calcext:value-type="float">
            <text:p>0.41875</text:p>
          </table:table-cell>
          <table:table-cell office:value-type="float" office:value="0.315" calcext:value-type="float">
            <text:p>0.315</text:p>
          </table:table-cell>
          <table:table-cell office:value-type="float" office:value="0.286458333333333" calcext:value-type="float">
            <text:p>0.2864583333</text:p>
          </table:table-cell>
          <table:table-cell table:number-columns-repeated="2"/>
          <table:table-cell office:value-type="float" office:value="0.6725" calcext:value-type="float">
            <text:p>0.6725</text:p>
          </table:table-cell>
          <table:table-cell office:value-type="float" office:value="0.671875" calcext:value-type="float">
            <text:p>0.671875</text:p>
          </table:table-cell>
          <table:table-cell office:value-type="float" office:value="0.650416666666667" calcext:value-type="float">
            <text:p>0.6504166667</text:p>
          </table:table-cell>
          <table:table-cell office:value-type="float" office:value="0.530208333333333" calcext:value-type="float">
            <text:p>0.5302083333</text:p>
          </table:table-cell>
          <table:table-cell office:value-type="float" office:value="0.375625" calcext:value-type="float">
            <text:p>0.375625</text:p>
          </table:table-cell>
          <table:table-cell office:value-type="float" office:value="0.336041666666667" calcext:value-type="float">
            <text:p>0.3360416667</text:p>
          </table:table-cell>
        </table:table-row>
        <table:table-row table:style-name="ro1">
          <table:table-cell/>
          <table:table-cell office:value-type="float" office:value="0.175416666666667" calcext:value-type="float">
            <text:p>0.1754166667</text:p>
          </table:table-cell>
          <table:table-cell office:value-type="float" office:value="0.181041666666667" calcext:value-type="float">
            <text:p>0.1810416667</text:p>
          </table:table-cell>
          <table:table-cell office:value-type="float" office:value="0.129375" calcext:value-type="float">
            <text:p>0.129375</text:p>
          </table:table-cell>
          <table:table-cell office:value-type="float" office:value="0.101458333333333" calcext:value-type="float">
            <text:p>0.1014583333</text:p>
          </table:table-cell>
          <table:table-cell office:value-type="float" office:value="0.085625" calcext:value-type="float">
            <text:p>0.085625</text:p>
          </table:table-cell>
          <table:table-cell office:value-type="float" office:value="0.0702083333333333" calcext:value-type="float">
            <text:p>0.0702083333</text:p>
          </table:table-cell>
          <table:table-cell table:number-columns-repeated="2"/>
          <table:table-cell office:value-type="float" office:value="0.255" calcext:value-type="float">
            <text:p>0.255</text:p>
          </table:table-cell>
          <table:table-cell office:value-type="float" office:value="0.26125" calcext:value-type="float">
            <text:p>0.26125</text:p>
          </table:table-cell>
          <table:table-cell office:value-type="float" office:value="0.260208333333333" calcext:value-type="float">
            <text:p>0.2602083333</text:p>
          </table:table-cell>
          <table:table-cell office:value-type="float" office:value="0.186875" calcext:value-type="float">
            <text:p>0.186875</text:p>
          </table:table-cell>
          <table:table-cell office:value-type="float" office:value="0.143333333333333" calcext:value-type="float">
            <text:p>0.1433333333</text:p>
          </table:table-cell>
          <table:table-cell office:value-type="float" office:value="0.135416666666667" calcext:value-type="float">
            <text:p>0.1354166667</text:p>
          </table:table-cell>
        </table:table-row>
        <table:table-row table:style-name="ro1">
          <table:table-cell/>
          <table:table-cell office:value-type="float" office:value="0.132083333333333" calcext:value-type="float">
            <text:p>0.1320833333</text:p>
          </table:table-cell>
          <table:table-cell office:value-type="float" office:value="0.12625" calcext:value-type="float">
            <text:p>0.12625</text:p>
          </table:table-cell>
          <table:table-cell office:value-type="float" office:value="0.104583333333333" calcext:value-type="float">
            <text:p>0.1045833333</text:p>
          </table:table-cell>
          <table:table-cell office:value-type="float" office:value="0.076875" calcext:value-type="float">
            <text:p>0.076875</text:p>
          </table:table-cell>
          <table:table-cell office:value-type="float" office:value="0.0685416666666667" calcext:value-type="float">
            <text:p>0.0685416667</text:p>
          </table:table-cell>
          <table:table-cell office:value-type="float" office:value="0.06" calcext:value-type="float">
            <text:p>0.06</text:p>
          </table:table-cell>
          <table:table-cell table:number-columns-repeated="2"/>
          <table:table-cell office:value-type="float" office:value="0.181666666666667" calcext:value-type="float">
            <text:p>0.1816666667</text:p>
          </table:table-cell>
          <table:table-cell office:value-type="float" office:value="0.178958333333333" calcext:value-type="float">
            <text:p>0.1789583333</text:p>
          </table:table-cell>
          <table:table-cell office:value-type="float" office:value="0.174791666666667" calcext:value-type="float">
            <text:p>0.1747916667</text:p>
          </table:table-cell>
          <table:table-cell office:value-type="float" office:value="0.137916666666667" calcext:value-type="float">
            <text:p>0.1379166667</text:p>
          </table:table-cell>
          <table:table-cell office:value-type="float" office:value="0.114375" calcext:value-type="float">
            <text:p>0.114375</text:p>
          </table:table-cell>
          <table:table-cell office:value-type="float" office:value="0.12375" calcext:value-type="float">
            <text:p>0.12375</text:p>
          </table:table-cell>
        </table:table-row>
        <table:table-row table:style-name="ro1">
          <table:table-cell/>
          <table:table-cell office:value-type="float" office:value="0.0870833333333333" calcext:value-type="float">
            <text:p>0.0870833333</text:p>
          </table:table-cell>
          <table:table-cell office:value-type="float" office:value="0.08875" calcext:value-type="float">
            <text:p>0.08875</text:p>
          </table:table-cell>
          <table:table-cell office:value-type="float" office:value="0.102083333333333" calcext:value-type="float">
            <text:p>0.1020833333</text:p>
          </table:table-cell>
          <table:table-cell office:value-type="float" office:value="0.0777083333333333" calcext:value-type="float">
            <text:p>0.0777083333</text:p>
          </table:table-cell>
          <table:table-cell office:value-type="float" office:value="0.0570833333333333" calcext:value-type="float">
            <text:p>0.0570833333</text:p>
          </table:table-cell>
          <table:table-cell office:value-type="float" office:value="0.0475" calcext:value-type="float">
            <text:p>0.0475</text:p>
          </table:table-cell>
          <table:table-cell table:number-columns-repeated="2"/>
          <table:table-cell office:value-type="float" office:value="0.162291666666667" calcext:value-type="float">
            <text:p>0.1622916667</text:p>
          </table:table-cell>
          <table:table-cell office:value-type="float" office:value="0.158958333333333" calcext:value-type="float">
            <text:p>0.1589583333</text:p>
          </table:table-cell>
          <table:table-cell office:value-type="float" office:value="0.14" calcext:value-type="float">
            <text:p>0.14</text:p>
          </table:table-cell>
          <table:table-cell office:value-type="float" office:value="0.09" calcext:value-type="float">
            <text:p>0.09</text:p>
          </table:table-cell>
          <table:table-cell office:value-type="float" office:value="0.07875" calcext:value-type="float">
            <text:p>0.07875</text:p>
          </table:table-cell>
          <table:table-cell office:value-type="float" office:value="0.0802083333333333" calcext:value-type="float">
            <text:p>0.0802083333</text:p>
          </table:table-cell>
        </table:table-row>
        <table:table-row table:style-name="ro1">
          <table:table-cell/>
          <table:table-cell office:value-type="float" office:value="0.116666666666667" calcext:value-type="float">
            <text:p>0.1166666667</text:p>
          </table:table-cell>
          <table:table-cell office:value-type="float" office:value="0.117291666666667" calcext:value-type="float">
            <text:p>0.1172916667</text:p>
          </table:table-cell>
          <table:table-cell office:value-type="float" office:value="0.111041666666667" calcext:value-type="float">
            <text:p>0.1110416667</text:p>
          </table:table-cell>
          <table:table-cell office:value-type="float" office:value="0.0960416666666667" calcext:value-type="float">
            <text:p>0.0960416667</text:p>
          </table:table-cell>
          <table:table-cell office:value-type="float" office:value="0.0929166666666667" calcext:value-type="float">
            <text:p>0.0929166667</text:p>
          </table:table-cell>
          <table:table-cell office:value-type="float" office:value="0.115416666666667" calcext:value-type="float">
            <text:p>0.1154166667</text:p>
          </table:table-cell>
          <table:table-cell table:number-columns-repeated="2"/>
          <table:table-cell office:value-type="float" office:value="0.216041666666667" calcext:value-type="float">
            <text:p>0.2160416667</text:p>
          </table:table-cell>
          <table:table-cell office:value-type="float" office:value="0.221666666666667" calcext:value-type="float">
            <text:p>0.2216666667</text:p>
          </table:table-cell>
          <table:table-cell office:value-type="float" office:value="0.195416666666667" calcext:value-type="float">
            <text:p>0.1954166667</text:p>
          </table:table-cell>
          <table:table-cell office:value-type="float" office:value="0.154791666666667" calcext:value-type="float">
            <text:p>0.1547916667</text:p>
          </table:table-cell>
          <table:table-cell office:value-type="float" office:value="0.137916666666667" calcext:value-type="float">
            <text:p>0.1379166667</text:p>
          </table:table-cell>
          <table:table-cell office:value-type="float" office:value="0.152083333333333" calcext:value-type="float">
            <text:p>0.15208333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5">00/00/0000</text:date>, <text:time style:data-style-name="N2" text:time-value="13:35:24.4091436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3T18:56:18.101626118</meta:creation-date>
    <dc:date>2015-10-25T13:37:25.796775140</dc:date>
    <meta:editing-duration>PT55M19S</meta:editing-duration>
    <meta:editing-cycles>5</meta:editing-cycles>
    <meta:generator>LibreOffice/4.2.7.2$Linux_X86_64 LibreOffice_project/420m0$Build-2</meta:generator>
    <meta:document-statistic meta:table-count="1" meta:cell-count="660" meta:object-count="0"/>
  </office:meta>
</office:document-meta>
</file>